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6, 1892</text:p>
      <text:p text:style-name="P5">Month<text:tab/><text:tab/><text:tab/><text:tab/><text:tab/><text:tab/>Ma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 </text:p>
      <text:p text:style-name="P2"><text:s text:c="3"/>Y/</text:p>
      <text:p text:style-name="P3">Philadelphia, May 16, 1892/</text:p>
      <text:p text:style-name="P2">Hon. Joseph Blumenthal,/</text:p>
      <text:p text:style-name="P2"><text:tab/>My dear Sir:/</text:p>
      <text:p text:style-name="P2"><text:tab/><text:tab/>If you have any copies of the proceed-/ings of our convention in 1890, please send, as many as you can/ spare, to Mr. Solis' address, 930 Arch St./</text:p>
      <text:p text:style-name="P2"><text:tab/>For reasons which I will explain verbally,/ I have withdrawn from the Anshe Emeth Congregation the promise/ that Joseph Hertz would lecture on Pentecost./</text:p>
      <text:p text:style-name="P2"><text:tab/>Should you chance to see him, please mention/ it. <text:s/>I regret that on the 12th of June, a family long connected/ with my congregation will have a wedding, at which I am asked to/ officiate./</text:p>
      <text:p text:style-name="P2"><text:tab/>The people are in humble circumstances, and/ are urgent that I shall minister on the occasion. <text:s/><text:soft-page-break/>How would it do/ to have our examination on the 13th? <text:s/>I shall see you on the 25th,/ I hope./ <text:s/>Yours tru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5:48:42.60</meta:creation-date>
    <meta:document-statistic meta:table-count="0" meta:image-count="0" meta:object-count="0" meta:page-count="3" meta:paragraph-count="71" meta:word-count="305" meta:character-count="2055"/>
    <dc:date>2011-12-01T15:52:36.98</dc:date>
    <dc:creator>Penn Libraries</dc:creator>
    <meta:editing-duration>PT00H03M54S</meta:editing-duration>
    <meta:editing-cycles>1</meta:editing-cycles>
    <meta:generator>OpenOffice.org/3.2$Win32 OpenOffice.org_project/320m12$Build-9483</meta:generator>
  </office:meta>
</office:document-meta>
</file>